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9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5" style:family="graphic" style:parent-style-name="objectwithoutfill">
      <style:graphic-properties svg:stroke-width="0.1cm" svg:stroke-color="#00a933" draw:marker-start="Arrow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245cm" svg:height="0.962cm" svg:x="9.001cm" svg:y="1.3cm">
          <draw:text-box>
            <text:p>Landwirt</text:p>
          </draw:text-box>
        </draw:frame>
        <draw:frame draw:style-name="gr2" draw:text-style-name="P3" draw:layer="layout" svg:width="4.795cm" svg:height="1.673cm" svg:x="2.701cm" svg:y="4.6cm">
          <draw:text-box>
            <text:p text:style-name="P2">KB </text:p>
            <text:p text:style-name="P2">Organisationen</text:p>
          </draw:text-box>
        </draw:frame>
        <draw:frame draw:style-name="gr3" draw:text-style-name="P1" draw:layer="layout" svg:width="6.238cm" svg:height="0.962cm" svg:x="2.901cm" svg:y="8.9cm">
          <draw:text-box>
            <text:p>Zuchtorganisationen</text:p>
          </draw:text-box>
        </draw:frame>
        <draw:frame draw:style-name="gr4" draw:text-style-name="P1" draw:layer="layout" svg:width="2.826cm" svg:height="0.962cm" svg:x="2.975cm" svg:y="9.738cm">
          <draw:text-box>
            <text:p>Qualitas</text:p>
          </draw:text-box>
        </draw:frame>
        <draw:line draw:style-name="gr5" draw:text-style-name="P4" draw:layer="layout" svg:x1="5.701cm" svg:y1="4.7cm" svg:x2="9.201cm" svg:y2="2.1cm">
          <text:p/>
        </draw:line>
        <draw:line draw:style-name="gr6" draw:text-style-name="P4" draw:layer="layout" svg:x1="4.701cm" svg:y1="6.2cm" svg:x2="4.701cm" svg:y2="8.9cm">
          <text:p/>
        </draw:line>
        <draw:line draw:style-name="gr5" draw:text-style-name="P4" draw:layer="layout" svg:x1="7.1cm" svg:y1="8.9cm" svg:x2="10.7cm" svg:y2="2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9-27T16:34:50.742265471</dc:date>
    <meta:editing-duration>PT11M19S</meta:editing-duration>
    <meta:editing-cycles>7</meta:editing-cycles>
    <meta:generator>LibreOffice/6.1.2.1$MacOSX_X86_64 LibreOffice_project/65905a128db06ba48db947242809d14d3f9a93fe</meta:generator>
    <meta:document-statistic meta:object-count="7"/>
  </office:meta>
</office:document-meta>
</file>